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style:font-name="sans-serif" fo:font-size="6.75pt"/>
    </style:style>
    <style:style style:name="T2" style:family="text">
      <style:text-properties fo:font-size="6.75pt"/>
    </style:style>
    <style:style style:name="T3" style:family="text">
      <style:text-properties style:font-name="Times New Roman"/>
    </style:style>
    <style:style style:name="T4" style:family="text">
      <style:text-properties style:font-name="Times New Roman" fo:font-size="6.75pt"/>
    </style:style>
    <style:style style:name="T5"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A review of neural networks applied to transport”</text:p>
      <text:p text:style-name="P1"/>
      <text:p text:style-name="P1">First off, this article is quite old: 1995</text:p>
      <text:p text:style-name="P1">It summarizes a number of other papers, most of which are conference papers.</text:p>
      <text:p text:style-name="P1"/>
      <text:p text:style-name="P1">The paper begins with an introduction to neural networks, I will not summarize that here.</text:p>
      <text:p text:style-name="P1"/>
      <text:p text:style-name="P1">The source papers concern a rather broad list of subjects within the theme of transportation, most of which are not particularly relevant to us. However, the “Parameter extimation”, “Traffic pattern analysis”, and “Traffic forecasting” categories might be useful.</text:p>
      <text:p text:style-name="P1"/>
      <text:p text:style-name="P1">Parameter Estimation:</text:p>
      <text:p text:style-name="P1">Mainly estimating origin-destination pairs from traffic flow data and vice versa. Especially Xiong and Schneider (1992) might be useful, even if it is old. </text:p>
      <text:p text:style-name="P1"/>
      <text:p text:style-name="P1">Traffic pattern analysis:</text:p>
      <text:p text:style-name="P1">These papers focus on detecting and predicting congestion on road networks, which may be somewhat useful, but probably not. </text:p>
      <text:p text:style-name="P1"/>
      <text:p text:style-name="P1">Traffic forecasting:</text:p>
      <text:p text:style-name="P1">The paper lists a number of papers which did work on this subject, but gives little detail on what they actually discussed. With one exception: Clark et al. (1993) seems very interesting, as it compares ARIMA models to neural networks for this specific application.</text:p>
      <text:p text:style-name="P1"/>
      <text:p text:style-name="P1">The next categorization concerns the types of paradigms used in the papers. The great majority uses <text:s/>simple backpropagation, with some learning vector quantization and adaptive resonance theory. There are some other techniques, but they are very rare. The paper points out that some of the papers' techniques differ from the textbook definitions of the terms it uses to describe them. </text:p>
      <text:p text:style-name="P1"/>
      <text:p text:style-name="P1">An interesting observation is that most of the analysed papers seem to believe that neural networks are only really useful if they are used as parts of a larger system. This may be worth looking into, but it may no longer be true given more recent developments.</text:p>
      <text:p text:style-name="P1"/>
      <text:p text:style-name="P1">The author notes that little effort seems to be made to compare the efficiency of neural networks to that of statistical analysis, although he himself has found that they can be equivalent if carefully constructed. I have my doubts as to whether we have the expertise in statistics to achieve such results. Ripley (1992) might provide more insight. Further, he says that an advantage neural networks offer is that they automate much of the modelling process, at the cost of being black boxes.</text:p>
      <text:p text:style-name="P1"/>
      <text:p text:style-name="P1">The paper goes on to describe difficulties in the implementation of neural networks, but this information is entirely outdated and therefore useless.</text:p>
      <text:p text:style-name="P1"/>
      <text:p text:style-name="P1">The conclusion states that neural networks were promising in this field, which if correct means that they are now very useful. The author suggests that based on his findings, supervised-, reinforcement- and self-organizing learning are the standard tools used in neural networks. I believe this is still accurate, but I am not sure.</text:p>
      <text:p text:style-name="P1"/>
      <text:p text:style-name="P1">References:</text:p>
      <text:p text:style-name="Standard"><text:span text:style-name="T5">Xiong and Schneider (1992): </text:span><text:a xlink:type="simple" xlink:href="https://trid.trb.org/view.aspx?id=371480" text:style-name="Internet_20_link" text:visited-style-name="Visited_20_Internet_20_Link"><text:span text:style-name="T5">https://trid.trb.org/view.aspx?id=371480</text:span></text:a></text:p>
      <text:p text:style-name="P1">Clark et al. (1993): &lt;no link found&gt;</text:p>
      <text:p text:style-name="P1"/>
      <text:p text:style-name="P1"><text:soft-page-break/>Ripley (1992): https://books.google.dk/books?hl=en&amp;lr=&amp;id=UofuPYawsewC&amp;oi=fnd&amp;pg=PA40&amp;dq="Statistical++aspects++of++neural++networks"&amp;ots=ymT5d29cAE&amp;sig=sx8AGD42-LgpXT4Xf3imkHS03bw&amp;redir_esc=y#v=onepage&amp;q="Statistical aspects of neural networks"&amp;f=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 de Weerdt</meta:initial-creator>
    <meta:creation-date>2017-09-21T11:24:34.23</meta:creation-date>
    <meta:document-statistic meta:table-count="0" meta:image-count="0" meta:object-count="0" meta:page-count="2" meta:paragraph-count="20" meta:word-count="462" meta:character-count="3127"/>
    <dc:date>2017-09-21T12:16:15.42</dc:date>
    <dc:creator>Dennis de Weerdt</dc:creator>
    <meta:editing-duration>PT3M21S</meta:editing-duration>
    <meta:editing-cycles>1</meta:editing-cycles>
    <meta:generator>OpenOffice/4.1.3$Win32 OpenOffice.org_project/413m1$Build-9783</meta:generator>
  </office:meta>
</office:document-meta>
</file>